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Standard">
      <style:text-properties officeooo:paragraph-rsid="000cbb34"/>
    </style:style>
    <style:style style:name="P2" style:family="paragraph" style:parent-style-name="Standard">
      <style:text-properties officeooo:paragraph-rsid="001175a3"/>
    </style:style>
    <style:style style:name="T1" style:family="text">
      <style:text-properties officeooo:rsid="000abee0"/>
    </style:style>
    <style:style style:name="T2" style:family="text">
      <style:text-properties officeooo:rsid="000cd477"/>
    </style:style>
    <style:style style:name="T3" style:family="text">
      <style:text-properties officeooo:rsid="000e640d"/>
    </style:style>
    <style:style style:name="T4" style:family="text">
      <style:text-properties officeooo:rsid="000f95ad"/>
    </style:style>
    <style:style style:name="T5" style:family="text">
      <style:text-properties officeooo:rsid="00117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jesuisperdu.tumblr.com/post/25457763518/pulse-machine-2012-alicia-eggert"><text:span text:style-name="T4">http://jesuisperdu.tumblr.com/post/25457763518/pulse-machine-2012-alicia-eggert</text:span></text:a></text:p>
      <text:p text:style-name="P2"><text:span text:style-name="T5"><text:tab/></text:span><text:a xlink:type="simple" xlink:href="http://vimeo.com/25412830"><text:span text:style-name="T5">http://vimeo.com/25412830</text:span></text:a></text:p>
      <text:p text:style-name="Standard"><text:a xlink:type="simple" xlink:href="http://jesuisperdu.tumblr.com/post/25457763518/pulse-machine-2012-alicia-eggert"><text:span text:style-name="T1"/></text:a></text:p>
      <text:p text:style-name="Standard"><text:a xlink:type="simple" xlink:href="http://jesuisperdu.tumblr.com/post/25457763518/pulse-machine-2012-alicia-eggert"><text:span text:style-name="T1">http://jesuisperdu.tumblr.com/post/25457763518/pulse-machine-2012-alicia-eggert</text:span></text:a></text:p>
      <text:p text:style-name="Standard"/>
      <text:p text:style-name="P1"><text:a xlink:type="simple" xlink:href="http://contrastreetart.blogspot.de/2010/05/evoke-9-public-voice-box-tottenham.html"><text:span text:style-name="T1">http://contrastreetart.blogspot.de/2010/05/evoke-9-public-voice-box-tottenham.html</text:span></text:a></text:p>
      <text:p text:style-name="P1"><text:span text:style-name="T1"/></text:p>
      <text:p text:style-name="P1"><text:a xlink:type="simple" xlink:href="http://www.youtube.com/watch?v=HfHV4-N2LxQ"><text:span text:style-name="T2">http://www.youtube.com/watch?v=HfHV4-N2LxQ</text:span></text:a></text:p>
      <text:p text:style-name="P1"/>
      <text:p text:style-name="P1"><text:a xlink:type="simple" xlink:href="http://creative.arte.tv/de/space/StreetPong/message/17914/StreetPong/"><text:span text:style-name="T2">http://creative.arte.tv/de/space/StreetPong/message/17914/StreetPong/</text:span></text:a></text:p>
      <text:p text:style-name="P1"/>
      <text:p text:style-name="P1"><text:a xlink:type="simple" xlink:href="http://blog.artintern.net/article/353499"><text:span text:style-name="T2">http://blog.artintern.net/article/353499</text:span></text:a></text:p>
      <text:p text:style-name="P1"/>
      <text:p text:style-name="P1"><text:a xlink:type="simple" xlink:href="http://myampgoesto11.tumblr.com/post/25159307497/light-installations-by-artist-onishi-yasuaki"><text:span text:style-name="T3">http://myampgoesto11.tumblr.com/post/25159307497/light-installations-by-artist-onishi-yasuaki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Gargi-1.2b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Gargi-1.2b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16:06:52</meta:creation-date>
    <dc:date>2013-04-15T16:21:13</dc:date>
    <meta:editing-duration>PT13M23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8" meta:word-count="8" meta:character-count="510" meta:non-whitespace-character-count="509"/>
  </office:meta>
</office:document-meta>
</file>